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2fdc1cf" officeooo:paragraph-rsid="02fdc1cf"/>
    </style:style>
    <style:style style:name="P2" style:family="paragraph" style:parent-style-name="Preformatted_20_Text">
      <style:text-properties officeooo:rsid="02fdf4b7" officeooo:paragraph-rsid="02fdf4b7"/>
    </style:style>
    <style:style style:name="P3" style:family="paragraph" style:parent-style-name="Preformatted_20_Text">
      <style:text-properties officeooo:rsid="02fdf4b7" officeooo:paragraph-rsid="02fe1623"/>
    </style:style>
    <style:style style:name="P4" style:family="paragraph" style:parent-style-name="Preformatted_20_Text">
      <style:text-properties officeooo:rsid="02fdf4b7" officeooo:paragraph-rsid="02fe7715"/>
    </style:style>
    <style:style style:name="P5" style:family="paragraph" style:parent-style-name="Preformatted_20_Text">
      <style:text-properties officeooo:rsid="02fdf4b7" officeooo:paragraph-rsid="03426a57"/>
    </style:style>
    <style:style style:name="P6" style:family="paragraph" style:parent-style-name="Preformatted_20_Text">
      <style:text-properties officeooo:rsid="02fe8ccd" officeooo:paragraph-rsid="02fff640"/>
    </style:style>
    <style:style style:name="P7" style:family="paragraph" style:parent-style-name="Preformatted_20_Text">
      <style:text-properties officeooo:rsid="02fe8ccd" officeooo:paragraph-rsid="033f6abd"/>
    </style:style>
    <style:style style:name="P8" style:family="paragraph" style:parent-style-name="Preformatted_20_Text">
      <style:text-properties officeooo:paragraph-rsid="0300da6d"/>
    </style:style>
    <style:style style:name="P9" style:family="paragraph" style:parent-style-name="Preformatted_20_Text">
      <style:text-properties officeooo:rsid="03031278" officeooo:paragraph-rsid="03031278"/>
    </style:style>
    <style:style style:name="P10" style:family="paragraph" style:parent-style-name="Preformatted_20_Text">
      <style:text-properties officeooo:rsid="030c38fb" officeooo:paragraph-rsid="030e3108"/>
    </style:style>
    <style:style style:name="P11" style:family="paragraph" style:parent-style-name="Preformatted_20_Text">
      <style:text-properties officeooo:rsid="030c38fb" officeooo:paragraph-rsid="032f90f6"/>
    </style:style>
    <style:style style:name="P12" style:family="paragraph" style:parent-style-name="Preformatted_20_Text">
      <style:text-properties officeooo:rsid="030c38fb" officeooo:paragraph-rsid="03426a57"/>
    </style:style>
    <style:style style:name="P13" style:family="paragraph" style:parent-style-name="Preformatted_20_Text">
      <style:text-properties officeooo:paragraph-rsid="03089274"/>
    </style:style>
    <style:style style:name="P14" style:family="paragraph" style:parent-style-name="Preformatted_20_Text">
      <style:text-properties officeooo:rsid="031e9fa4" officeooo:paragraph-rsid="033dfe92"/>
    </style:style>
    <style:style style:name="P15" style:family="paragraph" style:parent-style-name="Text_20_body">
      <style:text-properties officeooo:rsid="0319d083" officeooo:paragraph-rsid="0319d083"/>
    </style:style>
    <style:style style:name="P16" style:family="paragraph" style:parent-style-name="Text_20_body">
      <style:text-properties officeooo:rsid="031ce04a" officeooo:paragraph-rsid="031ce04a"/>
    </style:style>
    <style:style style:name="P17" style:family="paragraph" style:parent-style-name="Text_20_body">
      <style:text-properties officeooo:rsid="031de2e1" officeooo:paragraph-rsid="031de2e1"/>
    </style:style>
    <style:style style:name="P18" style:family="paragraph" style:parent-style-name="Preformatted_20_Text">
      <style:text-properties officeooo:rsid="03122636" officeooo:paragraph-rsid="031350ed"/>
    </style:style>
    <style:style style:name="P19" style:family="paragraph" style:parent-style-name="Preformatted_20_Text">
      <style:text-properties officeooo:rsid="03122636" officeooo:paragraph-rsid="03168031"/>
    </style:style>
    <style:style style:name="P20" style:family="paragraph" style:parent-style-name="Preformatted_20_Text">
      <style:text-properties officeooo:rsid="03122636" officeooo:paragraph-rsid="0316d95b"/>
    </style:style>
    <style:style style:name="P21" style:family="paragraph" style:parent-style-name="Preformatted_20_Text">
      <style:text-properties officeooo:rsid="03122636" officeooo:paragraph-rsid="031de2e1"/>
    </style:style>
    <style:style style:name="P22" style:family="paragraph" style:parent-style-name="Preformatted_20_Text">
      <loext:graphic-properties draw:fill="none"/>
      <style:paragraph-properties fo:margin-left="0.499cm" fo:margin-right="0cm" fo:line-height="115%" fo:text-indent="-0.499cm" style:auto-text-indent="false" fo:background-color="transparent"/>
      <style:text-properties officeooo:rsid="03122636" officeooo:paragraph-rsid="031350ed"/>
    </style:style>
    <style:style style:name="P23" style:family="paragraph" style:parent-style-name="Preformatted_20_Text">
      <style:text-properties officeooo:rsid="03122636" officeooo:paragraph-rsid="03426a57"/>
    </style:style>
    <style:style style:name="P24" style:family="paragraph" style:parent-style-name="Preformatted_20_Text">
      <style:text-properties officeooo:paragraph-rsid="03176817"/>
    </style:style>
    <style:style style:name="P25" style:family="paragraph" style:parent-style-name="Preformatted_20_Text">
      <style:text-properties officeooo:rsid="031b56f7" officeooo:paragraph-rsid="031b56f7"/>
    </style:style>
    <style:style style:name="P26" style:family="paragraph" style:parent-style-name="Preformatted_20_Text" style:master-page-name="">
      <loext:graphic-properties draw:fill="none"/>
      <style:paragraph-properties fo:margin-left="0cm" fo:margin-right="0cm" fo:margin-top="0cm" fo:margin-bottom="0.199cm" style:contextual-spacing="true" fo:line-height="115%" fo:text-indent="0cm" style:auto-text-indent="false" style:page-number="auto" fo:background-color="transparent"/>
      <style:text-properties officeooo:rsid="03209a3b" officeooo:paragraph-rsid="03209a3b"/>
    </style:style>
    <style:style style:name="P27" style:family="paragraph" style:parent-style-name="Preformatted_20_Text">
      <style:text-properties fo:font-style="normal" officeooo:rsid="031de2e1" officeooo:paragraph-rsid="031de2e1" style:font-style-asian="normal" style:font-style-complex="normal"/>
    </style:style>
    <style:style style:name="P28" style:family="paragraph" style:parent-style-name="Text_20_body">
      <style:text-properties fo:font-style="normal" officeooo:rsid="031de2e1" officeooo:paragraph-rsid="031de2e1" style:font-style-asian="normal" style:font-style-complex="normal"/>
    </style:style>
    <style:style style:name="P29" style:family="paragraph" style:parent-style-name="Text_20_body">
      <style:text-properties officeooo:rsid="032bf59b" officeooo:paragraph-rsid="032d4c03"/>
    </style:style>
    <style:style style:name="P30" style:family="paragraph" style:parent-style-name="Text_20_body">
      <style:text-properties officeooo:rsid="032dfc71" officeooo:paragraph-rsid="032dfc71"/>
    </style:style>
    <style:style style:name="P31" style:family="paragraph" style:parent-style-name="Preformatted_20_Text">
      <style:text-properties officeooo:rsid="0339c2ea" officeooo:paragraph-rsid="0339c2ea"/>
    </style:style>
    <style:style style:name="P32" style:family="paragraph" style:parent-style-name="Preformatted_20_Text">
      <style:text-properties officeooo:rsid="0300137c" officeooo:paragraph-rsid="0300137c"/>
    </style:style>
    <style:style style:name="P33" style:family="paragraph" style:parent-style-name="Preformatted_20_Text" style:master-page-name="">
      <loext:graphic-properties draw:fill="none"/>
      <style:paragraph-properties fo:margin-left="0.499cm" fo:margin-right="0cm" fo:margin-top="0cm" fo:margin-bottom="0.199cm" style:contextual-spacing="true" fo:line-height="115%" fo:text-indent="-0.499cm" style:auto-text-indent="false" style:page-number="auto" fo:background-color="transparent"/>
      <style:text-properties officeooo:paragraph-rsid="0332cf30"/>
    </style:style>
    <style:style style:name="P34" style:family="paragraph" style:parent-style-name="Text_20_body">
      <style:text-properties officeooo:rsid="033c67a5" officeooo:paragraph-rsid="033c67a5"/>
    </style:style>
    <style:style style:name="P35" style:family="paragraph" style:parent-style-name="Preformatted_20_Text">
      <style:text-properties officeooo:paragraph-rsid="033dfe92"/>
    </style:style>
    <style:style style:name="P36" style:family="paragraph" style:parent-style-name="Preformatted_20_Text">
      <style:text-properties officeooo:rsid="033dfe92" officeooo:paragraph-rsid="033dfe92"/>
    </style:style>
    <style:style style:name="P37" style:family="paragraph" style:parent-style-name="Preformatted_20_Text">
      <style:text-properties officeooo:rsid="033f6abd" officeooo:paragraph-rsid="033f6abd"/>
    </style:style>
    <style:style style:name="P38" style:family="paragraph" style:parent-style-name="Preformatted_20_Text">
      <style:text-properties officeooo:rsid="033f6abd" officeooo:paragraph-rsid="03439640"/>
    </style:style>
    <style:style style:name="P39" style:family="paragraph" style:parent-style-name="Preformatted_20_Text">
      <style:text-properties officeooo:rsid="02fe7715" officeooo:paragraph-rsid="03426a57"/>
    </style:style>
    <style:style style:name="P40" style:family="paragraph" style:parent-style-name="Preformatted_20_Text">
      <style:text-properties officeooo:rsid="0340c3b4" officeooo:paragraph-rsid="0340c3b4"/>
    </style:style>
    <style:style style:name="P41" style:family="paragraph" style:parent-style-name="Text_20_body">
      <style:text-properties officeooo:rsid="03439640" officeooo:paragraph-rsid="03439640"/>
    </style:style>
    <style:style style:name="P42" style:family="paragraph" style:parent-style-name="Heading_20_1">
      <style:text-properties officeooo:rsid="02fdc1cf" officeooo:paragraph-rsid="02fdc1cf"/>
    </style:style>
    <style:style style:name="P43" style:family="paragraph" style:parent-style-name="Heading_20_2">
      <style:text-properties style:font-name="Liberation Sans" fo:font-style="normal" officeooo:rsid="02fdf4b7" officeooo:paragraph-rsid="02fdf4b7" style:font-style-asian="normal" style:font-style-complex="normal"/>
    </style:style>
    <style:style style:name="P44" style:family="paragraph" style:parent-style-name="Heading_20_2">
      <style:text-properties style:font-name="Liberation Sans" fo:font-style="normal" officeooo:rsid="02fdf4b7" officeooo:paragraph-rsid="033dfe92" style:font-style-asian="normal" style:font-style-complex="normal"/>
    </style:style>
    <style:style style:name="P45" style:family="paragraph" style:parent-style-name="Heading_20_2">
      <style:text-properties officeooo:rsid="02fdf4b7" officeooo:paragraph-rsid="0339c2ea"/>
    </style:style>
    <style:style style:name="P46" style:family="paragraph" style:parent-style-name="Heading_20_3">
      <style:text-properties officeooo:rsid="033f6abd" officeooo:paragraph-rsid="033f6abd"/>
    </style:style>
    <style:style style:name="P47" style:family="paragraph" style:parent-style-name="Heading_20_3">
      <style:text-properties officeooo:rsid="030c38fb" officeooo:paragraph-rsid="030c38fb"/>
    </style:style>
    <style:style style:name="P48" style:family="paragraph" style:parent-style-name="Heading_20_4">
      <style:text-properties officeooo:rsid="0319d083" officeooo:paragraph-rsid="0319d083"/>
    </style:style>
    <style:style style:name="P49" style:family="paragraph" style:parent-style-name="Heading_20_4">
      <style:text-properties officeooo:rsid="031ce04a" officeooo:paragraph-rsid="031ce04a"/>
    </style:style>
    <style:style style:name="P50" style:family="paragraph" style:parent-style-name="Heading_20_4">
      <style:text-properties officeooo:rsid="031de2e1" officeooo:paragraph-rsid="033c4ecc"/>
    </style:style>
    <style:style style:name="P51" style:family="paragraph" style:parent-style-name="Heading_20_4">
      <style:text-properties officeooo:rsid="0345bdb0" officeooo:paragraph-rsid="0345bdb0"/>
    </style:style>
    <style:style style:name="P52" style:family="paragraph" style:parent-style-name="Preformatted_20_Text">
      <style:text-properties officeooo:rsid="0341760d" officeooo:paragraph-rsid="0341760d"/>
    </style:style>
    <style:style style:name="P53" style:family="paragraph" style:parent-style-name="Preformatted_20_Text">
      <style:text-properties officeooo:rsid="0341760d" officeooo:paragraph-rsid="0345bdb0"/>
    </style:style>
    <style:style style:name="P54" style:family="paragraph" style:parent-style-name="Preformatted_20_Text">
      <style:text-properties officeooo:rsid="0341760d" officeooo:paragraph-rsid="03463675"/>
    </style:style>
    <style:style style:name="P55" style:family="paragraph" style:parent-style-name="Preformatted_20_Text">
      <style:text-properties officeooo:rsid="03031278" officeooo:paragraph-rsid="03031278"/>
    </style:style>
    <style:style style:name="P56" style:family="paragraph" style:parent-style-name="Preformatted_20_Text">
      <style:text-properties officeooo:rsid="0345bdb0" officeooo:paragraph-rsid="0345bdb0"/>
    </style:style>
    <style:style style:name="T1" style:family="text">
      <style:text-properties officeooo:rsid="02fdf4b7"/>
    </style:style>
    <style:style style:name="T2" style:family="text">
      <style:text-properties officeooo:rsid="02fff640"/>
    </style:style>
    <style:style style:name="T3" style:family="text">
      <style:text-properties officeooo:rsid="0300137c"/>
    </style:style>
    <style:style style:name="T4" style:family="text">
      <style:text-properties officeooo:rsid="0300da6d"/>
    </style:style>
    <style:style style:name="T5" style:family="text">
      <style:text-properties officeooo:rsid="02fe8ccd"/>
    </style:style>
    <style:style style:name="T6" style:family="text">
      <style:text-properties officeooo:rsid="0306c4ec"/>
    </style:style>
    <style:style style:name="T7" style:family="text">
      <style:text-properties officeooo:rsid="03089274"/>
    </style:style>
    <style:style style:name="T8" style:family="text">
      <style:text-properties officeooo:rsid="0308e31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31de2e1" style:font-style-asian="normal" style:font-style-complex="normal"/>
    </style:style>
    <style:style style:name="T12" style:family="text">
      <style:text-properties fo:font-style="normal" officeooo:rsid="03439640" style:font-style-asian="normal" style:font-style-complex="normal"/>
    </style:style>
    <style:style style:name="T13" style:family="text">
      <style:text-properties officeooo:rsid="0314f707"/>
    </style:style>
    <style:style style:name="T14" style:family="text">
      <style:text-properties officeooo:rsid="03168031"/>
    </style:style>
    <style:style style:name="T15" style:family="text">
      <style:text-properties officeooo:rsid="0316d95b"/>
    </style:style>
    <style:style style:name="T16" style:family="text">
      <style:text-properties officeooo:rsid="03176817"/>
    </style:style>
    <style:style style:name="T17" style:family="text">
      <style:text-properties officeooo:rsid="031ad5b7"/>
    </style:style>
    <style:style style:name="T18" style:family="text">
      <style:text-properties officeooo:rsid="031de2e1"/>
    </style:style>
    <style:style style:name="T19" style:family="text">
      <style:text-properties officeooo:rsid="031e9fa4"/>
    </style:style>
    <style:style style:name="T20" style:family="text">
      <style:text-properties officeooo:rsid="032d4c03"/>
    </style:style>
    <style:style style:name="T21" style:family="text">
      <style:text-properties officeooo:rsid="0339c2ea"/>
    </style:style>
    <style:style style:name="T22" style:family="text">
      <style:text-properties officeooo:rsid="03122636"/>
    </style:style>
    <style:style style:name="T23" style:family="text">
      <style:text-properties officeooo:rsid="033c4ecc"/>
    </style:style>
    <style:style style:name="T24" style:family="text">
      <style:text-properties officeooo:rsid="0347c92b"/>
    </style:style>
    <style:style style:name="T25" style:family="text">
      <style:text-properties officeooo:rsid="033dfe92"/>
    </style:style>
    <style:style style:name="T26" style:family="text">
      <style:text-properties officeooo:rsid="033f6abd"/>
    </style:style>
    <style:style style:name="T27" style:family="text">
      <style:text-properties officeooo:rsid="0340c3b4"/>
    </style:style>
    <style:style style:name="T28" style:family="text">
      <style:text-properties officeooo:rsid="03425bd0"/>
    </style:style>
    <style:style style:name="T29" style:family="text">
      <style:text-properties officeooo:rsid="03426a57"/>
    </style:style>
    <style:style style:name="T30" style:family="text">
      <style:text-properties officeooo:rsid="03439640"/>
    </style:style>
    <style:style style:name="T31" style:family="text">
      <style:text-properties officeooo:rsid="03451a84"/>
    </style:style>
    <style:style style:name="T32" style:family="text">
      <style:text-properties officeooo:rsid="0345bdb0"/>
    </style:style>
    <style:style style:name="T33" style:family="text">
      <style:text-properties officeooo:rsid="0341760d"/>
    </style:style>
    <style:style style:name="T34" style:family="text">
      <style:text-properties style:font-name="Liberation Sans" fo:font-style="normal" officeooo:rsid="0339c2ea" style:font-style-asian="normal" style:font-style-complex="normal"/>
    </style:style>
    <style:style style:name="T35" style:family="text">
      <style:text-properties style:font-name="Liberation Sans" fo:font-style="normal" officeooo:rsid="03451a84" style:font-style-asian="normal" style:font-style-complex="normal"/>
    </style:style>
    <style:style style:name="T36" style:family="text">
      <style:text-properties officeooo:rsid="034636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g OndaTrain</text:p>
      <text:h text:style-name="P42" text:outline-level="1">Development setup</text:h>
      <text:h text:style-name="P43" text:outline-level="2">Primer<text:span text:style-name="T31">a fase: instalación y configuraciones iniciales</text:span></text:h>
      <text:h text:style-name="P46" text:outline-level="3">Instalaciones básicas</text:h>
      <text:h text:style-name="Heading_20_4" text:outline-level="4">Comandos iniciales</text:h>
      <text:p text:style-name="P2">$ mkdir -p wagtail/blog/</text:p>
      <text:p text:style-name="P2">$ cd wagtail/blog</text:p>
      <text:p text:style-name="P2">$ python3 -m venv .venv/</text:p>
      <text:p text:style-name="P2">$ source .venv/bin/activate</text:p>
      <text:p text:style-name="P2">$ pip install --upgrade pip</text:p>
      <text:p text:style-name="P3">$ pip install wheel</text:p>
      <text:p text:style-name="P4">$ pip freeze &gt; requirements.<text:span text:style-name="T26">in</text:span></text:p>
      <text:p text:style-name="P5"><text:span text:style-name="Source_20_Text"><text:span text:style-name="T22">$ </text:span></text:span><text:span text:style-name="Source_20_Text"><text:span text:style-name="T14">echo</text:span></text:span><text:span text:style-name="Source_20_Text"><text:span text:style-name="T22"> "</text:span></text:span>wagtail&gt;=7.0,&lt;7.1"<text:span text:style-name="Source_20_Text"><text:span text:style-name="T22"> &gt;&gt; </text:span></text:span><text:span text:style-name="Source_20_Text"><text:span text:style-name="T14">requirements.in</text:span></text:span></text:p>
      <text:p text:style-name="P23"><text:span text:style-name="Source_20_Text">$ </text:span><text:span text:style-name="Source_20_Text"><text:span text:style-name="T14">echo</text:span></text:span><text:span text:style-name="Source_20_Text"> "</text:span><text:span text:style-name="Source_20_Text"><text:span text:style-name="T1">Django&gt;=5.2,&lt;5.3</text:span></text:span><text:span text:style-name="Source_20_Text">" &gt;&gt; </text:span><text:span text:style-name="Source_20_Text"><text:span text:style-name="T14">requirements.in</text:span></text:span></text:p>
      <text:p text:style-name="P12">$ wagtail start <text:span text:style-name="T29">config</text:span> .</text:p>
      <text:p text:style-name="P39">$ <text:span text:style-name="T8">pip install</text:span> <text:span text:style-name="T1">pip-tools</text:span></text:p>
      <text:p text:style-name="P37">$ pip-compile requirements.in</text:p>
      <text:p text:style-name="P37">$ pip install -r requirements.txt</text:p>
      <text:p text:style-name="P40">$ pip install django-extensions</text:p>
      <text:h text:style-name="Heading_20_4" text:outline-level="4">Creación de <text:span text:style-name="T3">archivos adicionales</text:span></text:h>
      <text:p text:style-name="P6">$ <text:span text:style-name="T2">vi .gitignore</text:span></text:p>
      <text:p text:style-name="P32">$ vi README.md</text:p>
      <text:p text:style-name="P31">$ vi CONTRIBUTING.md</text:p>
      <text:p text:style-name="P31">$ vi LICENSE</text:p>
      <text:h text:style-name="P46" text:outline-level="3">Control de versiones</text:h>
      <text:h text:style-name="Heading_20_4" text:outline-level="4">Configuración inicial de git</text:h>
      <text:p text:style-name="P7">$ git config --global init.defaultBranch main</text:p>
      <text:p text:style-name="P38">$ sudo aptitude install libsecret-1 libsecret-1-dev libsecret-tools</text:p>
      <text:p text:style-name="P38">$ cd /usr/share/doc/git/contrib/credential/libsecret/</text:p>
      <text:p text:style-name="P37">$ sudo make</text:p>
      <text:p text:style-name="P37">$ cd /ruta/al/proyecto/</text:p>
      <text:h text:style-name="Heading_20_4" text:outline-level="4">Creación repositorio local git <text:span text:style-name="T28">y commit inicial</text:span></text:h>
      <text:p text:style-name="P13"><text:span text:style-name="T7">$ </text:span>git init</text:p>
      <text:p text:style-name="P9">$ git config user.name "<text:span text:style-name="T27">your_github_user</text:span>"</text:p>
      <text:p text:style-name="P9">$ git config user.email "<text:span text:style-name="T27">your@email</text:span><text:span text:style-name="T26">.com</text:span>" </text:p>
      <text:p text:style-name="P56"><text:soft-page-break/>$ git config credential.helper "/usr/share/doc/git/contrib/credential/libsecret/git-credential-libsecret"</text:p>
      <text:p text:style-name="P8"><text:span text:style-name="T5">$ </text:span>git add .</text:p>
      <text:p text:style-name="P8"><text:span text:style-name="T5">$ </text:span>git commit -m "<text:span text:style-name="T4">Setup inicial </text:span><text:span text:style-name="T6">blog</text:span>"</text:p>
      <text:p text:style-name="P8"><text:span text:style-name="T5">$ </text:span>git remote add origin https://github.com/<text:span text:style-name="T27">your_repo</text:span>/blog.git </text:p>
      <text:p text:style-name="P52">$ git push -u origin main</text:p>
      <text:h text:style-name="P51" text:outline-level="4">Comandos útiles para gestionar tokens de Github</text:h>
      <text:p text:style-name="P54">$ git config --list</text:p>
      <text:p text:style-name="P54"><text:span text:style-name="T36">$ </text:span>secret-tool search server github.com</text:p>
      <text:p text:style-name="P56">$ secret-tool search user your_github_user <text:span text:style-name="T33">schema org.git.Password</text:span></text:p>
      <text:p text:style-name="P53"><text:span text:style-name="T32">$ </text:span>secret-tool clear user ondatrain</text:p>
      <text:p text:style-name="P53"><text:span text:style-name="T32">$ </text:span>secret-tool search user ondatrain</text:p>
      <text:p text:style-name="P53"><text:span text:style-name="T34"/></text:p>
      <text:p text:style-name="P53">secret-tool search user ondatrain<text:span text:style-name="T32"> </text:span>schema org.git.Password</text:p>
      <text:p text:style-name="P52">[/11<text:span text:style-name="T32">28</text:span>]</text:p>
      <text:p text:style-name="P52">label = Git: https://github.com/</text:p>
      <text:p text:style-name="P53">secret = <text:span text:style-name="T32">___</text:span></text:p>
      <text:p text:style-name="P53">created = 202<text:span text:style-name="T32">1</text:span>-0<text:span text:style-name="T32">1</text:span>-<text:span text:style-name="T32">1</text:span>0 16:40:24</text:p>
      <text:p text:style-name="P52">modified = 202<text:span text:style-name="T32">1</text:span>-0<text:span text:style-name="T32">1</text:span>-<text:span text:style-name="T32">1</text:span>0 22:32:19</text:p>
      <text:p text:style-name="P52">schema = org.git.Password</text:p>
      <text:p text:style-name="P52">attribute.protocol = https</text:p>
      <text:p text:style-name="P52">attribute.user = ondatrain</text:p>
      <text:p text:style-name="P52">attribute.server = github.com</text:p>
      <text:h text:style-name="P45" text:outline-level="2"><text:span text:style-name="T34">Segund</text:span><text:span text:style-name="T35">a fase: configuración del blog e integración de base de datos</text:span></text:h>
      <text:h text:style-name="P47" text:outline-level="3"><text:span text:style-name="T31">Configuración</text:span> del blog</text:h>
      <text:p text:style-name="P41">Editar el archivo <text:span text:style-name="T9">config/settings/base.py</text:span><text:span text:style-name="T10"> para añadir el siguiente código a la lista, después de la sección de apps de wagtail:</text:span></text:p>
      <text:p text:style-name="P10">INSTALLED_APPS = [</text:p>
      <text:p text:style-name="P10"><text:s text:c="4"/>..., </text:p>
      <text:p text:style-name="P11"><text:s text:c="4"/>"wagtail.contrib.sitemaps",</text:p>
      <text:p text:style-name="P11"><text:s text:c="4"/>"wagtail.contrib.routable_page",</text:p>
      <text:p text:style-name="P10"><text:s text:c="4"/>..., </text:p>
      <text:p text:style-name="P10">]</text:p>
      <text:p text:style-name="P29"><text:span text:style-name="T30">En el mismo archivo de configuración, cambiar el lenguaje del blog</text:span><text:span text:style-name="T20">:</text:span></text:p>
      <text:p text:style-name="Preformatted_20_Text">LANGUAGE_CODE = "es"</text:p>
      <text:h text:style-name="Heading_20_3" text:outline-level="3">Configurar la base de datos</text:h>
      <text:h text:style-name="P48" text:outline-level="4">Instalar dependencias</text:h>
      <text:p text:style-name="P19"><text:span text:style-name="Source_20_Text">$ </text:span><text:span text:style-name="Source_20_Text"><text:span text:style-name="T14">echo</text:span></text:span><text:span text:style-name="Source_20_Text"> "psycopg2-binary" &gt;&gt; </text:span><text:span text:style-name="Source_20_Text"><text:span text:style-name="T14">requirements.in</text:span></text:span></text:p>
      <text:p text:style-name="P24"><text:span text:style-name="Source_20_Text"><text:span text:style-name="T16">$ echo "</text:span></text:span><text:span text:style-name="Source_20_Text">django-environ" &gt;&gt; </text:span><text:span text:style-name="Source_20_Text"><text:span text:style-name="T16">requirements.in</text:span></text:span></text:p>
      <text:p text:style-name="P19"><text:span text:style-name="Source_20_Text"><text:span text:style-name="T14">$ pip-compile requirements.in</text:span></text:span></text:p>
      <text:p text:style-name="P20"><text:soft-page-break/><text:span text:style-name="Source_20_Text"><text:span text:style-name="T15">$ pip install -r </text:span></text:span><text:span text:style-name="Source_20_Text"><text:span text:style-name="T14">requirements.</text:span></text:span><text:span text:style-name="Source_20_Text"><text:span text:style-name="T15">txt</text:span></text:span></text:p>
      <text:h text:style-name="Heading_20_4" text:outline-level="4">Generar una secret key para Django</text:h>
      <text:p text:style-name="P33"><text:span text:style-name="T17">$ </text:span>python -c 'from django.core.management.utils import get_random_secret_key; pr<text:span text:style-name="T17">int( </text:span>get_random_secret_key<text:span text:style-name="T17">() )'</text:span></text:p>
      <text:p text:style-name="P34">Alternativamente se puede utilizar:</text:p>
      <text:p text:style-name="Preformatted_20_Text">echo "$(openssl rand -base64 32)"</text:p>
      <text:h text:style-name="Heading_20_4" text:outline-level="4">Creación del archivo de secretos para desarrollo</text:h>
      <text:p text:style-name="P15">Crear archivo <text:span text:style-name="T9">.env.dev</text:span><text:span text:style-name="T10"> en el directorio del proyecto y agregar:</text:span></text:p>
      <text:p text:style-name="P25">DEBUG=True</text:p>
      <text:p text:style-name="P25">SECRET_KEY=<text:span text:style-name="T9">django_generated_secret_key</text:span></text:p>
      <text:p text:style-name="P25">DATABASE_URL='postgresql://<text:span text:style-name="T9">your_db_user</text:span>:<text:span text:style-name="T9">your_db_password</text:span>@localhost:5432/blog'</text:p>
      <text:h text:style-name="P49" text:outline-level="4">Modificación de la configuración para desarrollo</text:h>
      <text:p text:style-name="P16">Cambiar el contenido del archivo <text:span text:style-name="T9">settings/dev.py</text:span><text:span text:style-name="T10"> al siguiente código:</text:span></text:p>
      <text:p text:style-name="Preformatted_20_Text"><text:bookmark-start text:name="__DdeLink__735_3250743201"/>from .base import *</text:p>
      <text:p text:style-name="Preformatted_20_Text">import environ</text:p>
      <text:p text:style-name="Preformatted_20_Text">import os</text:p>
      <text:p text:style-name="Preformatted_20_Text"/>
      <text:p text:style-name="Preformatted_20_Text">env = environ.Env(</text:p>
      <text:p text:style-name="Preformatted_20_Text"><text:s text:c="4"/># set casting, default value</text:p>
      <text:p text:style-name="Preformatted_20_Text"><text:s text:c="4"/>DEBUG=(bool, False)</text:p>
      <text:p text:style-name="Preformatted_20_Text">)</text:p>
      <text:p text:style-name="Preformatted_20_Text"/>
      <text:p text:style-name="Preformatted_20_Text"># Take environment variables from .env file</text:p>
      <text:p text:style-name="Preformatted_20_Text">environ.Env.read_env(os.path.join(BASE_DIR, '.env.<text:span text:style-name="T18">dev</text:span>'))</text:p>
      <text:p text:style-name="Preformatted_20_Text"/>
      <text:p text:style-name="Preformatted_20_Text"># False if not in os.environ because of casting above</text:p>
      <text:p text:style-name="Preformatted_20_Text">DEBUG = env('DEBUG')</text:p>
      <text:p text:style-name="Preformatted_20_Text"/>
      <text:p text:style-name="Preformatted_20_Text"># Raises Django's ImproperlyConfigured</text:p>
      <text:p text:style-name="Preformatted_20_Text"># exception if SECRET_KEY not in os.environ</text:p>
      <text:p text:style-name="Preformatted_20_Text">SECRET_KEY = env('SECRET_KEY')</text:p>
      <text:p text:style-name="Preformatted_20_Text"/>
      <text:p text:style-name="Preformatted_20_Text"># Parse DATABASE_URL connection url strings</text:p>
      <text:p text:style-name="Preformatted_20_Text">DATABASES = {</text:p>
      <text:p text:style-name="Preformatted_20_Text"><text:s text:c="4"/># ImproperlyConfigured exception if DATABASE_URL not found</text:p>
      <text:p text:style-name="Preformatted_20_Text"><text:s text:c="4"/>#</text:p>
      <text:p text:style-name="Preformatted_20_Text"><text:s text:c="4"/># The db() method is an alias for db_url().</text:p>
      <text:p text:style-name="Preformatted_20_Text"><text:s text:c="4"/>'default': env.db(),</text:p>
      <text:p text:style-name="Preformatted_20_Text">}</text:p>
      <text:p text:style-name="Preformatted_20_Text"/>
      <text:p text:style-name="Preformatted_20_Text"># SECURITY WARNING: define the correct hosts in production!</text:p>
      <text:p text:style-name="Preformatted_20_Text">ALLOWED_HOSTS = ["*"]</text:p>
      <text:p text:style-name="Preformatted_20_Text"/>
      <text:p text:style-name="Preformatted_20_Text"><text:soft-page-break/>EMAIL_BACKEND = "django.core.mail.backends.console.EmailBackend"</text:p>
      <text:p text:style-name="Preformatted_20_Text"/>
      <text:p text:style-name="Preformatted_20_Text"/>
      <text:p text:style-name="Preformatted_20_Text">try:</text:p>
      <text:p text:style-name="Preformatted_20_Text"><text:s text:c="4"/>from .local import *</text:p>
      <text:p text:style-name="Preformatted_20_Text">except ImportError:</text:p>
      <text:p text:style-name="Preformatted_20_Text"><text:s text:c="4"/>pass<text:bookmark-end text:name="__DdeLink__735_3250743201"/></text:p>
      <text:p text:style-name="P30"/>
      <text:p text:style-name="P30">Cambiar el contenido del archivo <text:span text:style-name="T9">settings/production.py</text:span><text:span text:style-name="T10"> al siguiente código:</text:span></text:p>
      <text:p text:style-name="Preformatted_20_Text"><text:bookmark-start text:name="__DdeLink__745_3250743201"/>from .base import *</text:p>
      <text:p text:style-name="Preformatted_20_Text"/>
      <text:p text:style-name="Preformatted_20_Text">DEBUG = False</text:p>
      <text:p text:style-name="Preformatted_20_Text"/>
      <text:p text:style-name="Preformatted_20_Text"/>
      <text:p text:style-name="Preformatted_20_Text"># Database</text:p>
      <text:p text:style-name="Preformatted_20_Text"># https://docs.djangoproject.com/en/5.2/ref/settings/#databases</text:p>
      <text:p text:style-name="Preformatted_20_Text"/>
      <text:p text:style-name="Preformatted_20_Text">DATABASES = {</text:p>
      <text:p text:style-name="Preformatted_20_Text"><text:s text:c="4"/>"default": {</text:p>
      <text:p text:style-name="Preformatted_20_Text"><text:s text:c="8"/>"ENGINE": "django.db.backends.sqlite3",</text:p>
      <text:p text:style-name="Preformatted_20_Text"><text:s text:c="8"/>"NAME": os.path.join(BASE_DIR, "db.sqlite3"),</text:p>
      <text:p text:style-name="Preformatted_20_Text"><text:s text:c="4"/>}</text:p>
      <text:p text:style-name="Preformatted_20_Text">}</text:p>
      <text:p text:style-name="Preformatted_20_Text"/>
      <text:p text:style-name="Preformatted_20_Text"/>
      <text:p text:style-name="Preformatted_20_Text">try:</text:p>
      <text:p text:style-name="Preformatted_20_Text"><text:s text:c="4"/>from .local import *</text:p>
      <text:p text:style-name="Preformatted_20_Text">except ImportError:</text:p>
      <text:p text:style-name="Preformatted_20_Text"><text:s text:c="4"/>pass<text:bookmark-end text:name="__DdeLink__745_3250743201"/></text:p>
      <text:h text:style-name="P50" text:outline-level="4">Creación de la base de datos y prueba <text:span text:style-name="T23">de conexión</text:span></text:h>
      <text:p text:style-name="P21">$ <text:span text:style-name="T18">docker compose up -d</text:span></text:p>
      <text:p text:style-name="P17">Crear la base de datos <text:span text:style-name="T9">blog_db</text:span><text:span text:style-name="T10"> en postgreSql </text:span><text:span text:style-name="T12">local</text:span><text:span text:style-name="T10">.</text:span></text:p>
      <text:p text:style-name="P28">Probar la conexión con la base de datos:</text:p>
      <text:p text:style-name="P21"><text:span text:style-name="T10">$ </text:span><text:span text:style-name="T11">python manage.py shell</text:span></text:p>
      <text:p text:style-name="P27">from django.db import connection</text:p>
      <text:p text:style-name="P27">connection.ensure_connection()</text:p>
      <text:h text:style-name="Heading_20_4" text:outline-level="4">Finalizar el setup</text:h>
      <text:p text:style-name="P18">$ python manage.py migrate</text:p>
      <text:p text:style-name="P22"><text:span text:style-name="T13">$ </text:span>DJANGO_SUPERUSER_USERNAME=username DJANGO_SUPERUSER_EMAIL=mail@example.com DJANGO_SUPERUSER_PASSWORD=password python manage.py createsuperuser –noinput</text:p>
      <text:p text:style-name="P26">$ python manage.py runserver 0:8000</text:p>
      <text:h text:style-name="Heading_20_4" text:outline-level="4"><text:soft-page-break/>Commit de cambios <text:span text:style-name="T24">finalización de setup</text:span></text:h>
      <text:p text:style-name="P35">$ <text:span text:style-name="T19">git add .</text:span></text:p>
      <text:p text:style-name="P14">$ git commit -m "<text:span text:style-name="T25">Instalación y setup completo</text:span>"</text:p>
      <text:p text:style-name="P36">$ git push -u origin main</text:p>
      <text:h text:style-name="P44" text:outline-level="2"/>
      <text:p text:style-name="Text_20_body"/>
      <text:p text:style-name="Text_20_body">- Django Comments</text:p>
      <text:p text:style-name="Text_20_body">Use django comments if you want to store comments in your own database and be able to access them as django models.</text:p>
      <text:p text:style-name="Text_20_body">To use django comments you need to install either:</text:p>
      <text:p text:style-name="Preformatted_20_Text">pip install django-contrib-comments</text:p>
      <text:p text:style-name="Text_20_body">and optionally for features like comment threads, email confirmations, notifications etc:</text:p>
      <text:p text:style-name="Preformatted_20_Text">pip install django-comments-xtd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 fo:line-height="115%"/>
      <style:text-properties style:font-name="Liberation Sans" fo:font-family="'Liberation Sans'" style:font-family-generic="swiss" style:font-pitch="variable" officeooo:rsid="0048f1d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" fo:font-family="'Liberation Sans'" style:font-family-generic="swiss" style:font-pitch="variable" officeooo:rsid="0080b8e5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.199cm" style:contextual-spacing="true"/>
      <style:text-properties style:font-name="Liberation Mono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size-asian="11pt" style:font-name-complex="Liberation Mono" style:font-family-complex="'Liberation Mono'" style:font-family-generic-complex="modern" style:font-pitch-complex="fixed" style:font-size-complex="11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5:31:28.949343449</meta:creation-date>
    <meta:editing-duration>PT17H28M</meta:editing-duration>
    <meta:editing-cycles>74</meta:editing-cycles>
    <meta:generator>LibreOffice/24.2.7.2$Linux_X86_64 LibreOffice_project/420$Build-2</meta:generator>
    <dc:title>Datacamp style</dc:title>
    <dc:date>2025-07-31T15:37:55.682827832</dc:date>
    <meta:document-statistic meta:table-count="0" meta:image-count="0" meta:object-count="0" meta:page-count="5" meta:paragraph-count="148" meta:word-count="661" meta:character-count="5019" meta:non-whitespace-character-count="4425"/>
    <meta:template xlink:type="simple" xlink:actuate="onRequest" xlink:title="Datacamp style" xlink:href="../Datacamp%20style1.ott" meta:date="2025-06-03T15:31:28.379568684"/>
  </office:meta>
</office:document-meta>
</file>